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80000001E0D5CE0D0F0C74097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NewRomanPSMT" svg:font-family="TimesNewRomanPSMT" style:font-family-generic="roman"/>
    <style:font-face style:name="Lucida Sans Unicode1" svg:font-family="'Lucida Sans Unicode'" style:font-pitch="variable"/>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7.0417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2.3507in"/>
    </style:style>
    <style:style style:name="Table1.B" style:family="table-column">
      <style:table-column-properties style:column-width="2.3313in"/>
    </style:style>
    <style:style style:name="Table1.C" style:family="table-column">
      <style:table-column-properties style:column-width="2.3597in"/>
    </style:style>
    <style:style style:name="Table1.1" style:family="table-row">
      <style:table-row-properties fo:keep-together="always"/>
    </style:style>
    <style:style style:name="Table1.A1" style:family="table-cell">
      <style:table-cell-properties style:vertical-align="top" fo:background-color="#e6e6e6" fo:padding-left="0.0396in" fo:padding-right="0.0396in" fo:padding-top="0.0194in" fo:padding-bottom="0.0194in" fo:border-left="0.05pt solid #000000" fo:border-right="none" fo:border-top="0.05pt solid #000000" fo:border-bottom="0.05pt solid #000000" style:writing-mode="lr-tb">
        <style:background-image/>
      </style:table-cell-properties>
    </style:style>
    <style:style style:name="Table1.C1" style:family="table-cell">
      <style:table-cell-properties style:vertical-align="top" fo:background-color="#e6e6e6" fo:padding-left="0.0396in" fo:padding-right="0.0396in" fo:padding-top="0.0194in" fo:padding-bottom="0.0194in" fo:border="0.05pt solid #000000" style:writing-mode="lr-tb">
        <style:background-image/>
      </style:table-cell-properties>
    </style:style>
    <style:style style:name="Table1.A2" style:family="table-cell">
      <style:table-cell-properties style:vertical-align="middle" fo:background-color="transparent" fo:padding-left="0.0396in" fo:padding-right="0.0396in" fo:padding-top="0.0194in" fo:padding-bottom="0.0194in" fo:border-left="0.05pt solid #000000" fo:border-right="none" fo:border-top="none" fo:border-bottom="0.05pt solid #000000" style:writing-mode="lr-tb">
        <style:background-image/>
      </style:table-cell-properties>
    </style:style>
    <style:style style:name="Table1.B2" style:family="table-cell" style:data-style-name="N79">
      <style:table-cell-properties style:vertical-align="top" fo:background-color="transparent" fo:padding-left="0.0396in" fo:padding-right="0.0396in" fo:padding-top="0.0194in" fo:padding-bottom="0.0194in" fo:border-left="0.05pt solid #000000" fo:border-right="none" fo:border-top="none" fo:border-bottom="0.05pt solid #000000" style:writing-mode="lr-tb">
        <style:background-image/>
      </style:table-cell-properties>
    </style:style>
    <style:style style:name="Table1.C2" style:family="table-cell">
      <style:table-cell-properties style:vertical-align="top" fo:background-color="transparent" fo:padding-left="0.0396in" fo:padding-right="0.0396in" fo:padding-top="0.0194in" fo:padding-bottom="0.0194in" fo:border-left="0.05pt solid #000000" fo:border-right="0.05pt solid #000000" fo:border-top="none" fo:border-bottom="0.05pt solid #000000" style:writing-mode="lr-tb">
        <style:background-image/>
      </style:table-cell-properties>
    </style:style>
    <style:style style:name="Table1.A3" style:family="table-cell" style:data-style-name="N79">
      <style:table-cell-properties style:vertical-align="middle" fo:background-color="transparent" fo:padding-left="0.0396in" fo:padding-right="0.0396in" fo:padding-top="0.0194in" fo:padding-bottom="0.0194in" fo:border-left="0.05pt solid #000000" fo:border-right="none" fo:border-top="none" fo:border-bottom="0.05pt solid #000000" style:writing-mode="lr-tb">
        <style:background-image/>
      </style:table-cell-properties>
    </style:style>
    <style:style style:name="Table1.C3" style:family="table-cell">
      <style:table-cell-properties style:vertical-align="top" fo:background-color="transparent" fo:padding-left="0.0396in" fo:padding-right="0.0396in" fo:padding-top="0.0194in" fo:padding-bottom="0.0194in" fo:border-left="0.05pt solid #000000" fo:border-right="0.05pt solid #000000" fo:border-top="none" fo:border-bottom="0.05pt solid #000000" style:writing-mode="lr-tb">
        <style:background-image/>
      </style:table-cell-properties>
    </style:style>
    <style:style style:name="Table1.A4" style:family="table-cell">
      <style:table-cell-properties style:vertical-align="top" fo:background-color="transparent" fo:padding-left="0.0396in" fo:padding-right="0.0396in" fo:padding-top="0.0194in" fo:padding-bottom="0.0194in" fo:border-left="0.05pt solid #000000" fo:border-right="none" fo:border-top="none" fo:border-bottom="0.05pt solid #000000" style:writing-mode="lr-tb">
        <style:background-image/>
      </style:table-cell-properties>
    </style:style>
    <style:style style:name="Table1.C4" style:family="table-cell" style:data-style-name="N79">
      <style:table-cell-properties style:vertical-align="top" fo:background-color="transparent" fo:padding-left="0.0396in" fo:padding-right="0.0396in" fo:padding-top="0.0194in" fo:padding-bottom="0.0194in" fo:border-left="0.05pt solid #000000" fo:border-right="0.05pt solid #000000" fo:border-top="none" fo:border-bottom="0.05pt solid #000000" style:writing-mode="lr-tb">
        <style:background-image/>
      </style:table-cell-properties>
    </style:style>
    <style:style style:name="Table1.A6" style:family="table-cell">
      <style:table-cell-properties style:vertical-align="top" fo:background-color="transparent" fo:padding-left="0.0396in" fo:padding-right="0.0396in" fo:padding-top="0.0194in" fo:padding-bottom="0.0194in" fo:border-left="0.05pt solid #000000" fo:border-right="none" fo:border-top="none" fo:border-bottom="0.05pt solid #000000" style:writing-mode="lr-tb">
        <style:background-image/>
      </style:table-cell-properties>
    </style:style>
    <style:style style:name="Table1.A8" style:family="table-cell">
      <style:table-cell-properties style:vertical-align="top" fo:background-color="transparent" fo:padding-left="0.0396in" fo:padding-right="0.0396in" fo:padding-top="0.0194in" fo:padding-bottom="0.0194in" fo:border-left="0.05pt solid #000000" fo:border-right="none" fo:border-top="none" fo:border-bottom="0.05pt solid #000000" style:writing-mode="lr-tb">
        <style:background-image/>
      </style:table-cell-properties>
    </style:style>
    <style:style style:name="Table1.10" style:family="table-row">
      <style:table-row-properties fo:background-color="transparent" fo:keep-together="always">
        <style:background-image/>
      </style:table-row-properties>
    </style:style>
    <style:style style:name="Table1.A10" style:family="table-cell" style:data-style-name="N38">
      <style:table-cell-properties style:vertical-align="top" fo:background-color="transparent" fo:padding-left="0.0396in" fo:padding-right="0.0396in" fo:padding-top="0.0194in" fo:padding-bottom="0.0194in" fo:border-left="0.05pt solid #000000" fo:border-right="none" fo:border-top="none" fo:border-bottom="0.05pt solid #000000" style:writing-mode="lr-tb">
        <style:background-image/>
      </style:table-cell-properties>
    </style:style>
    <style:style style:name="Table1.B13" style:family="table-cell">
      <style:table-cell-properties style:vertical-align="top" fo:background-color="transparent" fo:padding-left="0.0396in" fo:padding-right="0.0396in" fo:padding-top="0.0194in" fo:padding-bottom="0.0194in" fo:border-left="0.05pt solid #000000" fo:border-right="none" fo:border-top="none" fo:border-bottom="0.05pt solid #000000" style:writing-mode="lr-tb">
        <style:background-image/>
      </style:table-cell-properties>
    </style:style>
    <style:style style:name="Table1.B14" style:family="table-cell">
      <style:table-cell-properties style:vertical-align="top" fo:background-color="transparent" fo:padding-left="0.0396in" fo:padding-right="0.0396in" fo:padding-top="0.0194in" fo:padding-bottom="0.0194in" fo:border-left="0.05pt solid #000000" fo:border-right="none" fo:border-top="none" fo:border-bottom="0.05pt solid #000000"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paragraph-properties fo:text-align="start" style:justify-single-word="false"/>
      <style:text-properties style:font-name="TimesNewRomanPSMT" fo:font-size="10pt" fo:language="zxx" fo:country="none" fo:font-weight="normal" style:letter-kerning="true" style:font-name-asian="TimesNewRomanPSMT" style:font-size-asian="10pt" style:font-weight-asian="normal" style:font-name-complex="TimesNewRomanPSMT" style:font-size-complex="10pt" style:font-weight-complex="normal"/>
    </style:style>
    <style:style style:name="P8" style:family="paragraph" style:parent-style-name="Standard">
      <style:paragraph-properties fo:text-align="start" style:justify-single-word="false"/>
      <style:text-properties style:use-window-font-color="true" style:font-name="TimesNewRomanPSMT" fo:font-size="10pt" fo:language="zxx" fo:country="none" fo:font-style="normal" style:text-underline-style="none" fo:font-weight="normal" style:letter-kerning="true" style:font-name-asian="TimesNewRomanPSMT" style:font-size-asian="10pt" style:font-style-asian="normal" style:font-weight-asian="normal" style:font-name-complex="TimesNewRomanPSMT" style:font-size-complex="10pt" style:font-style-complex="normal" style:font-weight-complex="normal"/>
    </style:style>
    <style:style style:name="P9" style:family="paragraph" style:parent-style-name="Standard">
      <style:paragraph-properties fo:margin-left="0.0783in" fo:margin-right="0in" fo:text-align="center" style:justify-single-word="false" fo:text-indent="0in" style:auto-text-indent="false" style:snap-to-layout-grid="false"/>
      <style:text-properties fo:font-size="8pt" fo:font-weight="normal" style:font-size-asian="8pt" style:font-weight-asian="normal" style:font-size-complex="8pt" style:font-weight-complex="normal"/>
    </style:style>
    <style:style style:name="P10" style:family="paragraph" style:parent-style-name="Table_20_Contents">
      <style:paragraph-properties fo:margin-left="0.0783in" fo:margin-right="0in" fo:text-align="end" style:justify-single-word="false" fo:orphans="0" fo:widows="0" fo:hyphenation-ladder-count="no-limit" fo:text-indent="0in" style:auto-text-indent="false" style:snap-to-layout-grid="false" style:writing-mode="lr-tb"/>
      <style:text-properties style:use-window-font-color="true" style:font-name="Times New Roman" fo:font-size="10pt" fo:language="en" fo:country="US" fo:font-style="italic" fo:font-weight="normal" style:letter-kerning="true" style:font-name-asian="Lucida Sans Unicode1" style:font-size-asian="10pt" style:language-asian="zxx" style:country-asian="none" style:font-style-asian="italic" style:font-weight-asian="normal" style:font-name-complex="Tahoma2" style:font-size-complex="10pt" style:language-complex="zxx" style:country-complex="none" style:font-style-complex="italic" style:font-weight-complex="normal" fo:hyphenate="false" fo:hyphenation-remain-char-count="2" fo:hyphenation-push-char-count="2"/>
    </style:style>
    <style:style style:name="P11" style:family="paragraph" style:parent-style-name="Table_20_Contents">
      <style:paragraph-properties fo:margin-left="0.0783in" fo:margin-right="0in" fo:text-align="end" style:justify-single-word="false" fo:orphans="0" fo:widows="0" fo:hyphenation-ladder-count="no-limit" fo:text-indent="0in" style:auto-text-indent="false" style:snap-to-layout-grid="false" style:writing-mode="lr-tb"/>
      <style:text-properties style:use-window-font-color="true" style:font-name="Times New Roman" fo:font-size="12pt" fo:language="en" fo:country="US" fo:font-weight="bold" style:letter-kerning="true" style:font-name-asian="Lucida Sans Unicode1" style:font-size-asian="12pt" style:language-asian="zxx" style:country-asian="none" style:font-weight-asian="bold" style:font-name-complex="Tahoma2" style:font-size-complex="12pt" style:language-complex="zxx" style:country-complex="none" style:font-weight-complex="bold" fo:hyphenate="false" fo:hyphenation-remain-char-count="2" fo:hyphenation-push-char-count="2"/>
    </style:style>
    <style:style style:name="P12" style:family="paragraph" style:parent-style-name="Table_20_Contents">
      <style:paragraph-properties fo:margin-left="0.0783in" fo:margin-right="0in" fo:text-align="end" style:justify-single-word="false" fo:orphans="0" fo:widows="0" fo:hyphenation-ladder-count="no-limit" fo:text-indent="0in" style:auto-text-indent="false" style:snap-to-layout-grid="false" style:writing-mode="lr-tb"/>
      <style:text-properties style:use-window-font-color="true" style:font-name="Times New Roman" fo:font-size="12pt" fo:language="en" fo:country="US" fo:font-style="normal" fo:font-weight="bold" style:letter-kerning="true" style:font-name-asian="Lucida Sans Unicode1" style:font-size-asian="12pt" style:language-asian="zxx" style:country-asian="none" style:font-style-asian="normal" style:font-weight-asian="bold" style:font-name-complex="Tahoma2" style:font-size-complex="12pt" style:language-complex="zxx" style:country-complex="none" style:font-style-complex="normal" style:font-weight-complex="bold" fo:hyphenate="false" fo:hyphenation-remain-char-count="2" fo:hyphenation-push-char-count="2"/>
    </style:style>
    <style:style style:name="P13" style:family="paragraph" style:parent-style-name="Table_20_Contents">
      <style:paragraph-properties fo:margin-left="0.0783in" fo:margin-right="0in" fo:text-align="end" style:justify-single-word="false" fo:text-indent="0in" style:auto-text-indent="false" style:snap-to-layout-grid="false"/>
      <style:text-properties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Table_20_Contents">
      <style:paragraph-properties fo:margin-left="0.0783in" fo:margin-right="0in" fo:text-align="end" style:justify-single-word="false" fo:text-indent="0in" style:auto-text-indent="false" style:snap-to-layout-gri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margin-left="0.0783in" fo:margin-right="0in" fo:text-align="end" style:justify-single-word="false" fo:text-indent="0in" style:auto-text-indent="false" style:snap-to-layout-grid="false"/>
      <style:text-properties fo:font-size="12pt" fo:font-weight="bold" style:font-size-asian="12pt" style:font-weight-asian="bold" style:font-size-complex="12pt" style:font-weight-complex="bold"/>
    </style:style>
    <style:style style:name="P16" style:family="paragraph" style:parent-style-name="Table_20_Contents">
      <style:paragraph-properties fo:margin-left="0.0783in" fo:margin-right="0in" fo:text-align="end" style:justify-single-word="false" fo:text-indent="0in" style:auto-text-indent="false" style:snap-to-layout-grid="false"/>
      <style:text-properties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Table_20_Contents">
      <style:paragraph-properties fo:margin-left="0.0783in" fo:margin-right="0in" fo:text-align="end" style:justify-single-word="false" fo:text-indent="0in" style:auto-text-indent="false" style:snap-to-layout-grid="false"/>
      <style:text-properties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Table_20_Contents">
      <style:paragraph-properties fo:margin-left="0.0783in" fo:margin-right="0in" fo:text-align="center" style:justify-single-word="false" fo:text-indent="0in" style:auto-text-indent="false" style:snap-to-layout-grid="false"/>
      <style:text-properties fo:font-size="8pt" fo:font-style="italic" fo:font-weight="normal" style:font-size-asian="8pt" style:font-style-asian="italic" style:font-weight-asian="normal" style:font-size-complex="8pt" style:font-style-complex="italic" style:font-weight-complex="normal"/>
    </style:style>
    <style:style style:name="P19" style:family="paragraph" style:parent-style-name="Standard">
      <style:paragraph-properties fo:margin-left="0in" fo:margin-right="0in" fo:text-align="end" style:justify-single-word="false" fo:text-indent="0in" style:auto-text-indent="false" style:snap-to-layout-grid="false"/>
      <style:text-properties fo:font-size="12pt" fo:font-weight="bold" style:font-size-asian="12pt" style:font-weight-asian="bold" style:font-size-complex="12pt" style:font-weight-complex="bold"/>
    </style:style>
    <style:style style:name="P20" style:family="paragraph" style:parent-style-name="Table_20_Contents">
      <style:paragraph-properties fo:margin-left="0in" fo:margin-right="0in" fo:text-align="end" style:justify-single-word="false" fo:orphans="0" fo:widows="0" fo:hyphenation-ladder-count="no-limit" fo:text-indent="0in" style:auto-text-indent="false" style:snap-to-layout-grid="false" style:writing-mode="lr-tb"/>
      <style:text-properties style:use-window-font-color="true" style:font-name="Times New Roman" fo:font-size="10pt" fo:language="en" fo:country="US" fo:font-style="italic" fo:font-weight="normal" style:letter-kerning="true" style:font-name-asian="Lucida Sans Unicode1" style:font-size-asian="10pt" style:language-asian="zxx" style:country-asian="none" style:font-style-asian="italic" style:font-weight-asian="normal" style:font-name-complex="Tahoma2" style:font-size-complex="10pt" style:language-complex="zxx" style:country-complex="none" style:font-style-complex="italic" style:font-weight-complex="normal" fo:hyphenate="false" fo:hyphenation-remain-char-count="2" fo:hyphenation-push-char-count="2"/>
    </style:style>
    <style:style style:name="P21" style:family="paragraph" style:parent-style-name="Table_20_Contents">
      <style:paragraph-properties fo:text-align="center" style:justify-single-word="false" style:snap-to-layout-grid="false"/>
      <style:text-properties fo:font-size="13pt" fo:font-weight="bold" style:font-size-asian="13pt" style:font-weight-asian="bold" style:font-size-complex="13pt" style:font-weight-complex="bold"/>
    </style:style>
    <style:style style:name="P22" style:family="paragraph" style:parent-style-name="Table_20_Contents">
      <style:paragraph-properties fo:text-align="center" style:justify-single-word="false" style:snap-to-layout-grid="false"/>
      <style:text-properties fo:font-size="10.5pt" fo:font-weight="bold" style:font-size-asian="10.5pt" style:font-weight-asian="bold" style:font-size-complex="10.5pt" style:font-weight-complex="bold"/>
    </style:style>
    <style:style style:name="P23" style:family="paragraph" style:parent-style-name="Standard">
      <style:paragraph-properties fo:margin-left="0.1in" fo:margin-right="0.1in" fo:margin-top="0.0799in" fo:margin-bottom="0.0799in" loext:contextual-spacing="false" fo:text-align="center" style:justify-single-word="false" fo:text-indent="0in" style:auto-text-indent="false"/>
      <style:text-properties fo:font-weight="bold" style:font-weight-asian="bold" style:font-weight-complex="bold"/>
    </style:style>
    <style:style style:name="P24" style:family="paragraph" style:parent-style-name="Standard">
      <style:paragraph-properties fo:margin-left="0.1in" fo:margin-right="0.1in" fo:margin-top="0.0799in" fo:margin-bottom="0.0799in" loext:contextual-spacing="false" fo:text-align="center" style:justify-single-word="false" fo:text-indent="0in" style:auto-text-indent="false"/>
      <style:text-properties fo:font-size="12pt" style:font-size-asian="12pt" style:font-size-complex="12pt"/>
    </style:style>
    <style:style style:name="P25" style:family="paragraph" style:parent-style-name="Standard" style:master-page-name="Standard">
      <style:paragraph-properties fo:text-align="center" style:justify-single-word="false" style:page-number="auto"/>
      <style:text-properties fo:font-size="15pt" fo:font-weight="bold" style:font-size-asian="15pt" style:font-weight-asian="bold" style:font-size-complex="15pt" style:font-weight-complex="bold"/>
    </style:style>
    <style:style style:name="P26" style:family="paragraph" style:parent-style-name="Standard">
      <style:paragraph-properties fo:text-align="start" style:justify-single-word="false"/>
      <style:text-properties style:font-name="TimesNewRomanPSMT" fo:font-size="10pt" fo:language="zxx" fo:country="none" fo:font-weight="normal" style:letter-kerning="true" style:font-name-asian="TimesNewRomanPSMT" style:font-size-asian="10pt" style:font-weight-asian="normal" style:font-name-complex="TimesNewRomanPSMT" style:font-size-complex="10pt" style:font-weight-complex="normal"/>
    </style:style>
    <style:style style:name="T1" style:family="text">
      <style:text-properties style:use-window-font-color="true" style:font-name="TimesNewRomanPSMT" fo:font-size="10pt" fo:language="zxx" fo:country="none" fo:font-style="normal" style:text-underline-style="none" style:letter-kerning="true" style:font-name-asian="TimesNewRomanPSMT" style:font-size-asian="10pt" style:font-style-asian="normal" style:font-name-complex="TimesNewRomanPSMT" style:font-size-complex="10pt" style:font-style-complex="normal"/>
    </style:style>
    <style:style style:name="T2" style:family="text">
      <style:text-properties style:use-window-font-color="true" style:font-name="TimesNewRomanPSMT" fo:font-size="10pt" fo:language="zxx" fo:country="none" fo:font-style="normal" style:text-underline-style="none" fo:font-weight="bold" style:letter-kerning="true" style:font-name-asian="TimesNewRomanPSMT" style:font-size-asian="10pt" style:font-style-asian="normal" style:font-weight-asian="bold" style:font-name-complex="TimesNewRomanPSMT" style:font-size-complex="10pt" style:font-style-complex="normal" style:font-weight-complex="bold"/>
    </style:style>
    <style:style style:name="T3" style:family="text">
      <style:text-properties style:use-window-font-color="true" style:font-name="Times New Roman" fo:language="en" fo:country="US" style:letter-kerning="true" style:font-name-asian="Lucida Sans Unicode1" style:language-asian="zxx" style:country-asian="none" style:font-name-complex="Tahoma2" style:language-complex="zxx" style:country-complex="none"/>
    </style:style>
    <style:style style:name="T4" style:family="text">
      <style:text-properties style:font-name="TimesNewRomanPSMT" fo:font-size="10pt" fo:language="zxx" fo:country="none" style:letter-kerning="true" style:font-name-asian="TimesNewRomanPSMT" style:font-size-asian="10pt" style:font-name-complex="TimesNewRomanPSMT" style:font-size-complex="10pt"/>
    </style:style>
    <style:style style:name="T5" style:family="text">
      <style:text-properties style:font-name="TimesNewRomanPSMT" fo:font-size="10pt" fo:language="zxx" fo:country="none" fo:font-style="italic" style:letter-kerning="true" style:font-name-asian="TimesNewRomanPSMT" style:font-size-asian="10pt" style:font-style-asian="italic" style:font-name-complex="TimesNewRomanPSMT" style:font-size-complex="10pt" style:font-style-complex="italic"/>
    </style:style>
    <style:style style:name="T6" style:family="text">
      <style:text-properties style:font-name="TimesNewRomanPSMT" fo:font-size="10pt" fo:language="zxx" fo:country="none" fo:font-style="normal" style:letter-kerning="true" style:font-name-asian="TimesNewRomanPSMT" style:font-size-asian="10pt" style:font-style-asian="normal" style:font-name-complex="TimesNewRomanPSMT" style:font-size-complex="10pt" style:font-style-complex="normal"/>
    </style:style>
    <style:style style:name="T7" style:family="text">
      <style:text-properties fo:font-size="10pt" style:font-size-asian="10pt" style:font-size-complex="10pt"/>
    </style:style>
    <style:style style:name="T8" style:family="text">
      <style:text-properties fo:font-size="16pt" style:font-size-asian="16pt" style:font-size-complex="16pt"/>
    </style:style>
    <style:style style:name="fr1" style:family="graphic" style:parent-style-name="Frame">
      <style:graphic-properties style:wrap="none" style:vertical-pos="top" style:vertical-rel="paragraph-content" style:horizontal-pos="center" style:horizontal-rel="paragraph" fo:background-color="#eeeeee" style:background-transparency="0%" draw:fill="solid" draw:fill-color="#eeeeee" draw:opacity="100%" style:border-line-width="0.0008in 0.0138in 0.0008in" fo:padding="0in" fo:border="1.11pt double #000000" style:shadow="none" draw:shadow-opacity="100%" style:flow-with-text="true">
        <style:columns fo:column-count="1" fo:column-gap="0in"/>
      </style:graphic-properties>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office:forms form:automatic-focus="false" form:apply-design-mode="false">
        <form:form form:name="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NEWSWEST – 2018 Submission Deadlines and Publishing Dates REVISED</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Article Submission Deadlines</text:p>
          </table:table-cell>
          <table:table-cell table:style-name="Table1.A1" office:value-type="string">
            <text:p text:style-name="P21">Publishing Dates</text:p>
          </table:table-cell>
          <table:table-cell table:style-name="Table1.C1" office:value-type="string">
            <text:p text:style-name="P22">Notes</text:p>
          </table:table-cell>
        </table:table-row>
        <table:table-row table:style-name="Table1.1">
          <table:table-cell table:style-name="Table1.A2" office:value-type="string">
            <text:p text:style-name="P20"><text:s/>Kitchissippi Times only</text:p>
          </table:table-cell>
          <table:table-cell table:style-name="Table1.B2" office:value-type="date" office:date-value="2018-01-04">
            <text:p text:style-name="P13">Thursday, January 4, 2018</text:p>
          </table:table-cell>
          <table:table-cell table:style-name="Table1.C3" office:value-type="string">
            <text:p text:style-name="P18">Kitchisspii Times alone</text:p>
          </table:table-cell>
        </table:table-row>
        <table:table-row table:style-name="Table1.1">
          <table:table-cell table:style-name="Table1.A3" office:value-type="date" office:date-value="2018-01-05">
            <text:p text:style-name="P11">Friday, January 5, 2018</text:p>
          </table:table-cell>
          <table:table-cell table:style-name="Table1.B2" office:value-type="date" office:date-value="2018-01-18">
            <text:p text:style-name="P19">Thursday, January 18, 2018</text:p>
          </table:table-cell>
          <table:table-cell table:style-name="Table1.C3" office:value-type="string">
            <text:p text:style-name="P9">Kitchissippi Times + Newswest </text:p>
          </table:table-cell>
        </table:table-row>
        <table:table-row table:style-name="Table1.1">
          <table:table-cell table:style-name="Table1.A8" office:value-type="string">
            <text:p text:style-name="P20"><text:s text:c="2"/>Kitchissippi Times only</text:p>
          </table:table-cell>
          <table:table-cell table:style-name="Table1.B2" office:value-type="date" office:date-value="2018-02-01">
            <text:p text:style-name="P13">Thursday, February 1, 2018</text:p>
          </table:table-cell>
          <table:table-cell table:style-name="Table1.C4">
            <text:p text:style-name="P13"/>
          </table:table-cell>
        </table:table-row>
        <table:table-row table:style-name="Table1.1">
          <table:table-cell table:style-name="Table1.B2" office:value-type="date" office:date-value="2018-02-02">
            <text:p text:style-name="P11">Friday, February 2, 2018</text:p>
          </table:table-cell>
          <table:table-cell table:style-name="Table1.B2" office:value-type="date" office:date-value="2018-02-15">
            <text:p text:style-name="P15">Thursday, February 15, 2018</text:p>
          </table:table-cell>
          <table:table-cell table:style-name="Table1.C4">
            <text:p text:style-name="P15"/>
          </table:table-cell>
        </table:table-row>
        <table:table-row table:style-name="Table1.1">
          <table:table-cell table:style-name="Table1.A8" office:value-type="string">
            <text:p text:style-name="P10">Kitchissippi Times only</text:p>
          </table:table-cell>
          <table:table-cell table:style-name="Table1.B2" office:value-type="date" office:date-value="2018-03-01">
            <text:p text:style-name="P13">Thursday, March 1, 2018</text:p>
          </table:table-cell>
          <table:table-cell table:style-name="Table1.C4">
            <text:p text:style-name="P14"/>
          </table:table-cell>
        </table:table-row>
        <table:table-row table:style-name="Table1.1">
          <table:table-cell table:style-name="Table1.B2" office:value-type="date" office:date-value="2018-03-02">
            <text:p text:style-name="P12">Friday, March 2, 2018</text:p>
          </table:table-cell>
          <table:table-cell table:style-name="Table1.B2" office:value-type="date" office:date-value="2018-03-15">
            <text:p text:style-name="P16">Thursday, March 15, 2018</text:p>
          </table:table-cell>
          <table:table-cell table:style-name="Table1.C4">
            <text:p text:style-name="P17"/>
          </table:table-cell>
        </table:table-row>
        <table:table-row table:style-name="Table1.1">
          <table:table-cell table:style-name="Table1.A8" office:value-type="string">
            <text:p text:style-name="P10">Kitchissippi Times only</text:p>
          </table:table-cell>
          <table:table-cell table:style-name="Table1.B2" office:value-type="date" office:date-value="2018-03-29">
            <text:p text:style-name="P13">Thursday, March 29, 2018</text:p>
          </table:table-cell>
          <table:table-cell table:style-name="Table1.C4">
            <text:p text:style-name="P13"/>
          </table:table-cell>
        </table:table-row>
        <table:table-row table:style-name="Table1.1">
          <table:table-cell table:style-name="Table1.B2" office:value-type="date" office:date-value="2018-03-30">
            <text:p text:style-name="P12">Friday, March 30, 2018</text:p>
          </table:table-cell>
          <table:table-cell table:style-name="Table1.B2" office:value-type="date" office:date-value="2018-04-12">
            <text:p text:style-name="P15">Thursday, April 12, 2018</text:p>
          </table:table-cell>
          <table:table-cell table:style-name="Table1.C4">
            <text:p text:style-name="P15"/>
          </table:table-cell>
        </table:table-row>
        <table:table-row table:style-name="Table1.10">
          <table:table-cell table:style-name="Table1.A10" office:value-type="date" office:date-value="2018-04-13">
            <text:p text:style-name="P11">Friday, April 13, 2018</text:p>
          </table:table-cell>
          <table:table-cell table:style-name="Table1.B2" office:value-type="date" office:date-value="2018-04-26">
            <text:p text:style-name="P11">Thursday, April 26, 2018</text:p>
          </table:table-cell>
          <table:table-cell table:style-name="Table1.C4">
            <text:p text:style-name="P15"/>
          </table:table-cell>
        </table:table-row>
        <table:table-row table:style-name="Table1.1">
          <table:table-cell table:style-name="Table1.B2" office:value-type="date" office:date-value="2018-05-11">
            <text:p text:style-name="P11">Friday, May 11, 2018</text:p>
          </table:table-cell>
          <table:table-cell table:style-name="Table1.B2" office:value-type="date" office:date-value="2018-05-24">
            <text:p text:style-name="P11">Thursday, May 24, 2018</text:p>
          </table:table-cell>
          <table:table-cell table:style-name="Table1.C4">
            <text:p text:style-name="P10"/>
          </table:table-cell>
        </table:table-row>
        <table:table-row table:style-name="Table1.1">
          <table:table-cell table:style-name="Table1.B2" office:value-type="date" office:date-value="2018-06-15">
            <text:p text:style-name="P11">Friday, June 15, 2018</text:p>
          </table:table-cell>
          <table:table-cell table:style-name="Table1.B2" office:value-type="date" office:date-value="2018-06-28">
            <text:p text:style-name="P15">Thursday, June 28, 2018</text:p>
          </table:table-cell>
          <table:table-cell table:style-name="Table1.C4">
            <text:p text:style-name="P15"/>
          </table:table-cell>
        </table:table-row>
        <table:table-row table:style-name="Table1.1">
          <table:table-cell table:style-name="Table1.B2" office:value-type="date" office:date-value="2018-07-13">
            <text:p text:style-name="P11">Friday, July 13, 2018</text:p>
          </table:table-cell>
          <table:table-cell table:style-name="Table1.B14" office:value-type="string">
            <text:p text:style-name="P15">Thursday, <text:span text:style-name="T3">July 26</text:span>, 2018</text:p>
          </table:table-cell>
          <table:table-cell table:style-name="Table1.C4">
            <text:p text:style-name="P13"/>
          </table:table-cell>
        </table:table-row>
        <table:table-row table:style-name="Table1.1">
          <table:table-cell table:style-name="Table1.B2" office:value-type="date" office:date-value="2018-08-17">
            <text:p text:style-name="P11">Friday, August 17, 2018</text:p>
          </table:table-cell>
          <table:table-cell table:style-name="Table1.B14" office:value-type="string">
            <text:p text:style-name="P15">Thursday, <text:span text:style-name="T3">August 30</text:span>, 2018</text:p>
          </table:table-cell>
          <table:table-cell table:style-name="Table1.C4">
            <text:p text:style-name="P15"/>
          </table:table-cell>
        </table:table-row>
        <table:table-row table:style-name="Table1.1">
          <table:table-cell table:style-name="Table1.B2" office:value-type="date" office:date-value="2018-09-14">
            <text:p text:style-name="P11">Friday, September 14, 2018</text:p>
          </table:table-cell>
          <table:table-cell table:style-name="Table1.B2" office:value-type="date" office:date-value="2018-09-27">
            <text:p text:style-name="P15">Thursday, September 27, 2018</text:p>
          </table:table-cell>
          <table:table-cell table:style-name="Table1.C4">
            <text:p text:style-name="P15"/>
          </table:table-cell>
        </table:table-row>
        <table:table-row table:style-name="Table1.1">
          <table:table-cell table:style-name="Table1.B2" office:value-type="date" office:date-value="2018-10-12">
            <text:p text:style-name="P11">Friday, October 12, 2018</text:p>
          </table:table-cell>
          <table:table-cell table:style-name="Table1.B2" office:value-type="date" office:date-value="2018-10-25">
            <text:p text:style-name="P15">Thursday, October 25, 2018</text:p>
          </table:table-cell>
          <table:table-cell table:style-name="Table1.C4">
            <text:p text:style-name="P15"/>
          </table:table-cell>
        </table:table-row>
        <table:table-row table:style-name="Table1.1">
          <table:table-cell table:style-name="Table1.B2" office:value-type="date" office:date-value="2018-11-16">
            <text:p text:style-name="P11">Friday, November 16, 2018</text:p>
          </table:table-cell>
          <table:table-cell table:style-name="Table1.B2" office:value-type="date" office:date-value="2018-11-29">
            <text:p text:style-name="P15">Thursday, November 29, 2018</text:p>
          </table:table-cell>
          <table:table-cell table:style-name="Table1.C4">
            <text:p text:style-name="P15"/>
          </table:table-cell>
        </table:table-row>
      </table:table>
      <text:p text:style-name="P2"/>
      <text:p text:style-name="P7">This revision reflects the change that takes Kitchissippi Times from a twice monthly to a monthly publication. </text:p>
      <text:p text:style-name="P3"><text:span text:style-name="T2">Web-extras articles and updates to the community calendar pages </text:span><text:span text:style-name="T1">may be published on-line at anytime.</text:span></text:p>
      <text:p text:style-name="P7">Submissions by text, doc and docx format prefered with normal limits of 300-500 words for print (longer formats for on-line).</text:p>
      <text:p text:style-name="P3"><text:span text:style-name="T4">The Community Calendar is published in all issues of the</text:span><text:span text:style-name="T5"> Kitchissippi</text:span><text:span text:style-name="T6"> </text:span><text:span text:style-name="T5">Times/Newswest and</text:span><text:span text:style-name="T6"> in the </text:span><text:a xlink:type="simple" xlink:href="http://kitchissippi.com/" text:style-name="Internet_20_link" text:visited-style-name="Visited_20_Internet_20_Link"><text:span text:style-name="T6">http://kitchissippi.com</text:span></text:a><text:span text:style-name="T6"> <text:s/>website and the </text:span><text:a xlink:type="simple" xlink:href="http://newswestblog.wordpress.com/" text:style-name="Internet_20_link" text:visited-style-name="Visited_20_Internet_20_Link"><text:span text:style-name="T6">http://newswestblog.wordpress.com</text:span></text:a><text:span text:style-name="T6"> site. Calendar submissions of 75 words or less prefered. <text:s/></text:span></text:p>
      <text:p text:style-name="P8"/>
      <text:p text:style-name="P4"><text:span text:style-name="T7">Keep this list handy for your own reference (Or check the dates shown on our webpage at </text:span><text:a xlink:type="simple" xlink:href="http://www.newswest.org/" text:style-name="Internet_20_link" text:visited-style-name="Visited_20_Internet_20_Link"><text:span text:style-name="T7">http://www.newswest.org/</text:span></text:a><text:span text:style-name="T7"> ). </text:span></text:p>
      <text:p text:style-name="P4"><text:span text:style-name="T7">(Our submissions and other policies can also be found </text:span><text:a xlink:type="simple" xlink:href="http://newswest.org/writers.html" office:name="Submissions policy" text:style-name="Internet_20_link" text:visited-style-name="Visited_20_Internet_20_Link"><text:span text:style-name="T7">on-line</text:span></text:a><text:span text:style-name="T7">.)</text:span></text:p>
      <text:p text:style-name="P6"/>
      <text:p text:style-name="P5"><draw:frame draw:style-name="fr1" draw:name="Frame1" text:anchor-type="paragraph" svg:width="6.7764in" draw:z-index="0"><draw:text-box fo:min-height="1.8429in"><text:p text:style-name="P23"><text:span text:style-name="T8">Newswest is looking for media volunteers and sponsors.</text:span><text:span text:style-name="T7"> </text:span></text:p><text:p text:style-name="P24"><text:s/>If you would like to volunteer to improve Newswest's Digital Delivery of content (via Facebook, Twitter, Wordpress, etc…), drop an email to the editor or attend a monthly board meeting in the Hintonburg Community Centre (at the time of writing normally held the last Tuesday of a month at 7:00 p.m.) <text:s/>Newswest also needs sponsors to help fund our expenses. <text:s/>Become a member for $5.00-$20.00 and consider adding a sponsor contribution. Donations above a certain level will be publicly recognized (levels still to be finalized). Businesses are especially welcome to inquire for major sponsorship donations with space reserved in our print issues to publicize their business. </text:p><text:p text:style-name="P24">Send your inquiries by email to <text:a xlink:type="simple" xlink:href="mailto:editor@newswest.org" text:style-name="Internet_20_link" text:visited-style-name="Visited_20_Internet_20_Link">editor@newswest.org</text:a> or via <text:a xlink:type="simple" xlink:href="mailto:editor.newswesy@gmail.com" text:style-name="Internet_20_link" text:visited-style-name="Visited_20_Internet_20_Link">Editor.newswest@gmail.com</text:a> </text:p><text:p text:style-name="P24">Thank You,</text:p></draw:text-box></draw:frame></text:p>
      <text:p text:style-name="P6">On-line articles (2018) http:\\newswestblog.wordpress.com</text:p>
      <text:p text:style-name="P6">Website (articles 2010-2017) <text:s/>http:\\newswest.org</text:p>
      <text:p text:style-name="P6">Twitter @OttawaWCalendar </text:p>
      <text:p text:style-name="P6">Email: editor@newswest.org or <text:s/>Editor.newswest@gmail.com</text:p>
      <text:p text:style-name="P6">Facebook https://www.facebook.com/Newswest-989126004464728/timeline</text:p>
      <text:p text:style-name="P6">Newswest Inc is a not-for-profit independent community newspaper under the laws of the Province of Ontario Can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NewRomanPSMT" svg:font-family="TimesNewRomanPSMT" style:font-family-generic="roman"/>
    <style:font-face style:name="Lucida Sans Unicode1" svg:font-family="'Lucida Sans Unicode'" style:font-pitch="variable"/>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_20_1" draw:display-name="Bitmap 1" xlink:href="Pictures/1000020100000280000001E0D5CE0D0F0C740975.png" xlink:type="simple" xlink:show="embed" xlink:actuate="onLoad"/>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Lucida Sans Unicode1" style:font-family-asian="'Lucida Sans Unicode'" style:font-pitch-asian="variable" style:font-size-asian="12pt" style:language-asian="zxx" style:country-asian="none" style:font-name-complex="Tahoma2"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5516in" fo:margin-bottom="0.5516in" fo:margin-left="0.7083in" fo:margin-right="0.7083in" style:shadow="none"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bitmap" draw:fill-image-name="Bitmap_20_1" style:repeat="no-repeat" draw:fill-image-ref-point="center" style:footnote-max-height="0in">
        <style:background-image xlink:href="Pictures/1000020100000280000001E0D5CE0D0F0C740975.png" xlink:type="simple" xlink:actuate="onLoad" style:position="center center" style:repeat="no-repeat"/>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Newswest 2018b Submission Deadlines and Publishing Dates REVISED– DRAFT<text:tab/> <text:s text:c="13"/>Rev <text:date style:data-style-name="N37" text:date-value="2018-04-25T19:02:31.510000135" text:fixed="true">04/25/18</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23T06:31:57</meta:creation-date>
    <meta:editing-cycles>45</meta:editing-cycles>
    <meta:editing-duration>P24DT1H27M16S</meta:editing-duration>
    <dc:date>2012-10-02T12:33:04</dc:date>
    <meta:generator>LibreOffice/6.2.4.2$Windows_X86_64 LibreOffice_project/2412653d852ce75f65fbfa83fb7e7b669a126d64</meta:generator>
    <dc:description>Revised April 2018
Dates after May have changed!</dc:description>
    <dc:title>Revised Newswest Publishing Schedule 2018</dc:title>
    <meta:document-statistic meta:table-count="1" meta:image-count="0" meta:object-count="0" meta:page-count="1" meta:paragraph-count="55" meta:word-count="425" meta:character-count="2964" meta:non-whitespace-character-count="2561"/>
    <meta:user-defined meta:name="Info 1"/>
    <meta:user-defined meta:name="Info 2"/>
    <meta:user-defined meta:name="Info 3"/>
    <meta:user-defined meta:name="Info 4"/>
  </office:meta>
</office:document-meta>
</file>